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38mm"/>
    </style:style>
    <style:style style:name="co2" style:family="table-column">
      <style:table-column-properties fo:break-before="auto" style:column-width="99.48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66.16mm"/>
    </style:style>
    <style:style style:name="co5" style:family="table-column">
      <style:table-column-properties fo:break-before="auto" style:column-width="16.88mm"/>
    </style:style>
    <style:style style:name="co6" style:family="table-column">
      <style:table-column-properties fo:break-before="auto" style:column-width="161.2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  <style:text-properties fo:color="#ffffff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ffffff"/>
      <style:text-properties fo:color="#000000"/>
    </style:style>
    <style:style style:name="T1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zynthian_controller_single2_smd_s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PCB References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Supplier URL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RotaryEncoder_Alps_EC11E-Switch_Vertical_H20m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’t solder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’t solder!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0nF</text:p>
          </table:table-cell>
          <table:table-cell office:value-type="float" office:value="0.0254" calcext:value-type="float">
            <text:p>0,0254</text:p>
          </table:table-cell>
          <table:table-cell office:value-type="string" calcext:value-type="string">
            <text:p><text:a xlink:href="https://www.digikey.es/es/products/detail/kemet/C0805C104M3RAC7800/2211748" xlink:type="simple">https://www.digikey.es/es/products/detail/kemet/C0805C104M3RAC7800/2211748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2,C3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10nF</text:p>
          </table:table-cell>
          <table:table-cell office:value-type="float" office:value="0.0279" calcext:value-type="float">
            <text:p>0,0279</text:p>
          </table:table-cell>
          <table:table-cell office:value-type="string" calcext:value-type="string">
            <text:p><text:span text:style-name="T1"><text:a xlink:href="https://www.digikey.es/es/products/detail/kemet/C0805C103J5RAC7210/8572451" xlink:type="simple">https://www.digikey.es/es/products/detail/kemet/C0805C103J5RAC7210/8572451</text:a></text:span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JST_SH_SM04B-SRSS-TB_1x04-1MP_P1.0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a xlink:href="https://es.aliexpress.com/item/4000994307405.html" xlink:type="simple">https://es.aliexpress.com/item/4000994307405.html</text:a>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table:style-name="ce3"/>
          <table:table-cell table:number-columns-repeated="1020"/>
        </table:table-row>
        <table:table-row table:style-name="ro2">
          <table:table-cell table:number-columns-repeated="3"/>
          <table:table-cell table:style-name="ce3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09:42:39.646876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26T10:16:11.713969705</dc:date>
    <meta:editing-duration>PT24M29S</meta:editing-duration>
    <meta:editing-cycles>4</meta:editing-cycles>
    <meta:generator>LibreOffice/6.1.6.3$Linux_X86_64 LibreOffice_project/10$Build-3</meta:generator>
    <meta:document-statistic meta:table-count="1" meta:cell-count="30" meta:object-count="0"/>
  </office:meta>
</office:document-meta>
</file>